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0000000F01B97891D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eorgia" svg:font-family="Georgia"/>
    <style:font-face style:name="Trebuchet MS" svg:font-family="'Trebuchet MS', Verdana, sans-serif"/>
    <style:font-face style:name="Verdana" svg:font-family="Verdan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style:font-name="Times New Roman" fo:language="pt" fo:country="BR" style:font-name-asian="Times New Roman" style:font-name-complex="Times New Roman"/>
    </style:style>
    <style:style style:name="P5" style:family="paragraph" style:parent-style-name="Standard">
      <style:paragraph-properties fo:line-height="107%" fo:break-before="auto" fo:break-after="auto" style:writing-mode="lr-tb"/>
    </style:style>
    <style:style style:name="P6" style:family="paragraph" style:parent-style-name="Standard">
      <style:paragraph-properties fo:line-height="150%" fo:break-before="auto" fo:break-after="auto" style:writing-mode="lr-tb"/>
      <style:text-properties style:font-name="Times New Roman" fo:language="pt" fo:country="BR" style:font-name-asian="Times New Roman" style:font-name-complex="Times New Roman"/>
    </style:style>
    <style:style style:name="P7" style:family="paragraph" style:parent-style-name="Standard">
      <style:paragraph-properties fo:line-height="150%" fo:break-before="auto" fo:break-after="auto" style:writing-mode="lr-tb"/>
      <style:text-properties fo:language="pt" fo:country="BR"/>
    </style:style>
    <style:style style:name="P8" style:family="paragraph" style:parent-style-name="Standard">
      <style:paragraph-properties fo:line-height="150%" style:writing-mode="lr-tb"/>
      <style:text-properties style:font-name="Times New Roman" fo:language="pt" fo:country="BR" style:font-name-asian="Times New Roman" style:font-name-complex="Times New Roman"/>
    </style:style>
    <style:style style:name="P9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style:writing-mode="lr-tb"/>
    </style:style>
    <style:style style:name="P10" style:family="paragraph" style:parent-style-name="Standard">
      <style:paragraph-properties fo:line-height="150%" fo:break-before="auto" fo:break-after="auto" style:writing-mode="lr-tb"/>
      <style:text-properties fo:language="pt" fo:country="BR"/>
    </style:style>
    <style:style style:name="P11" style:family="paragraph" style:parent-style-name="Standard">
      <style:paragraph-properties fo:line-height="150%" fo:break-before="auto" fo:break-after="auto" style:writing-mode="lr-tb"/>
      <style:text-properties style:font-name="Times New Roman" fo:language="pt" fo:country="BR" style:font-name-asian="Times New Roman" style:font-name-complex="Times New Roman"/>
    </style:style>
    <style:style style:name="P12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13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  <style:text-properties fo:language="pt" fo:country="BR"/>
    </style:style>
    <style:style style:name="P14" style:family="paragraph" style:parent-style-name="Standard">
      <style:paragraph-properties fo:line-height="150%" style:writing-mode="lr-tb"/>
      <style:text-properties style:font-name="Times New Roman" fo:language="pt" fo:country="BR" style:font-name-asian="Times New Roman" style:font-name-complex="Times New Roman"/>
    </style:style>
    <style:style style:name="P15" style:family="paragraph" style:parent-style-name="Standard">
      <style:paragraph-properties fo:line-height="150%" style:writing-mode="lr-tb"/>
      <style:text-properties style:font-name="Times New Roman" style:font-name-asian="Times New Roman" style:font-name-complex="Times New Roman"/>
    </style:style>
    <style:style style:name="P16" style:family="paragraph" style:parent-style-name="Standard">
      <style:paragraph-properties fo:line-height="150%" style:writing-mode="lr-tb"/>
      <style:text-properties fo:color="#000000" style:text-line-through-style="none" style:font-name="Times New Roman" fo:font-size="11pt" fo:language="pt" fo:country="BR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7" style:family="paragraph" style:parent-style-name="Standard">
      <style:paragraph-properties fo:line-height="150%" style:writing-mode="lr-tb"/>
    </style:style>
    <style:style style:name="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" style:family="text">
      <style:text-properties fo:color="#000000" style:text-line-through-style="none" style:font-name="Times New Roman" fo:font-size="11pt" fo:language="pt" fo:country="BR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" style:family="text">
      <style:text-properties style:font-name="Times New Roman" style:font-name-asian="Times New Roman" style:font-name-complex="Times New Roman"/>
    </style:style>
    <style:style style:name="T4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5" style:family="text">
      <style:text-properties fo:font-variant="normal" fo:text-transform="none" fo:color="#0000ff" style:font-name="arial" fo:font-size="9.75pt" fo:letter-spacing="normal" fo:font-style="normal" style:text-underline-style="solid" style:text-underline-width="auto" style:text-underline-color="font-color" fo:font-weight="normal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4">Aluno</text:span><text:span text:style-name="T3">: Benedito Cardoso dos Santos Neto.<text:tab/><text:tab/><text:tab/><text:tab/><text:tab/></text:span><text:span text:style-name="T4">Data:</text:span><text:span text:style-name="T3"> 11/10/2013</text:span></text:p>
      <text:p text:style-name="P7"><text:span text:style-name="T4">Fase/Iteração:</text:span><text:span text:style-name="T3"> Sprint 6<text:tab/><text:tab/><text:tab/><text:tab/><text:tab/><text:tab/></text:span><text:span text:style-name="T4">Esforço Total:</text:span><text:span text:style-name="T3"> 10h</text:span></text:p>
      <text:p text:style-name="P6"/>
      <text:p text:style-name="P7"><text:span text:style-name="T4">Atividade: Aplicar checklists de verificação da medição</text:span><text:span text:style-name="T3"><text:tab/></text:span><text:span text:style-name="T4">Esforço: <text:s/>4h</text:span></text:p>
      <text:p text:style-name="P6">Descrição: <text:span text:style-name="T6">Aplicar checklists de verificação da medição</text:span></text:p>
      <text:p text:style-name="P8">Produtos: Não se aplica.</text:p>
      <text:p text:style-name="P6">Equipe: Benedito Cardoso.</text:p>
      <text:p text:style-name="P8">Artefato: RELPREV-022013-relatorios_verificacao_medicao_sprint6.odt</text:p>
      <text:p text:style-name="P4"/>
      <text:p text:style-name="P2"><text:tab/></text:p>
      <text:p text:style-name="P7"><text:span text:style-name="T4">Atividade: Aplicar checklists de verificação da gerencia de requisitos </text:span><text:span text:style-name="T3"><text:tab/></text:span><text:span text:style-name="T4">Esforço: <text:s/>4h</text:span></text:p>
      <text:p text:style-name="P6">Descrição: <text:span text:style-name="T6">Aplicar checklists de verificação da gerencia de requisitos.</text:span></text:p>
      <text:p text:style-name="P8">Produtos: Não se aplica.</text:p>
      <text:p text:style-name="P6">Equipe: Benedito Cardoso.</text:p>
      <text:p text:style-name="P16">Artefato: RELPREV-022013-relatorios_verificacao_gerencia_requisitos_sprint6.odt</text:p>
      <text:p text:style-name="P12"/>
      <text:p text:style-name="P15"/>
      <text:p text:style-name="P7"><text:span text:style-name="T4">Atividade: Preencher a planilha do MPS.BR (correspondente aos checklists aplicados)</text:span><text:span text:style-name="T3"><text:tab/></text:span><text:span text:style-name="T4">Esforço: <text:s/>4h</text:span></text:p>
      <text:p text:style-name="P6">Descrição: <text:span text:style-name="T6">Preencher a planilha do MPS.BR (correspondente aos checklists aplicados)</text:span></text:p>
      <text:p text:style-name="P8">Produtos: Não se aplica.</text:p>
      <text:p text:style-name="P6">Equipe: Benedito Cardoso.</text:p>
      <text:p text:style-name="P17"><text:span text:style-name="T2">Artefato: </text:span><text:a xlink:type="simple" xlink:href="https://code.google.com/p/relprev-022013/source/browse/trunk/artefatos_de_processo/GQA/RELPREV-022013-GQA-PlanilhaAvaliacao.xlsx"><text:span text:style-name="T5">RELPREV-022013-GQA-PlanilhaAvaliacao.xlsx</text:span>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eorgia" svg:font-family="Georgia"/>
    <style:font-face style:name="Trebuchet MS" svg:font-family="'Trebuchet MS', Verdana, sans-serif"/>
    <style:font-face style:name="Verdana" svg:font-family="Verdan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itle" style:family="paragraph" style:parent-style-name="Standard" style:class="text">
      <style:paragraph-properties fo:margin-top="0.423cm" fo:margin-bottom="0.106cm" fo:line-height="107%" fo:text-align="center" style:justify-single-word="false" fo:break-before="auto" fo:break-after="auto" fo:keep-with-next="always" style:writing-mode="lr-tb"/>
      <style:text-properties style:font-name="Arial" fo:font-size="16pt" fo:font-weight="bold" style:font-name-asian="MS Mincho" style:font-size-asian="16pt" style:font-weight-asian="bold" style:font-name-complex="Tahoma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Standard" style:class="chapter">
      <style:paragraph-properties fo:margin-top="0.635cm" fo:margin-bottom="0.141cm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423cm" fo:margin-bottom="0cm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T2" style:family="text"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</text:span><text:span text:style-name="MT1"> </text:span><text:span text:style-name="MT1">de</text:span><text:span text:style-name="MT1"> </text:span><text:span text:style-name="MT1">Software</text:span><text:span text:style-name="MT1"> – </text:span><text:span text:style-name="MT1">Instituto</text:span><text:span text:style-name="MT1"> </text:span><text:span text:style-name="MT1">de</text:span><text:span text:style-name="MT1"> </text:span><text:span text:style-name="MT1">Informática</text:span><text:span text:style-name="MT1"> – </text:span><text:span text:style-name="MT1">Universidade</text:span><text:span text:style-name="MT1"> </text:span><text:span text:style-name="MT1">Federal</text:span><text:span text:style-name="MT1"> </text:span><text:span text:style-name="MT1">de</text:span><text:span text:style-name="MT1"> </text:span><text:span text:style-name="MT1">Goiás</text:span><draw:frame draw:style-name="Mfr1" draw:name="figuras1" text:anchor-type="char" svg:x="14.58cm" svg:y="0cm" svg:width="2.256cm" svg:height="1.469cm" draw:z-index="0"><draw:image xlink:href="Pictures/1000020100000140000000F01B97891D.png" xlink:type="simple" xlink:show="embed" xlink:actuate="onLoad"/></draw:frame></text:p>
        <text:p text:style-name="MP2">Nome do Projeto</text:p>
        <text:p text:style-name="MP3"><text:span text:style-name="MT2">Relatório</text:span><text:span text:style-name="MT2"> </text:span><text:span text:style-name="MT2">Individual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/>
    <meta:initial-creator/>
    <meta:editing-cycles>5</meta:editing-cycles>
    <dc:date>2013-11-14T10:50:15.51</dc:date>
    <meta:editing-duration>PT9M51S</meta:editing-duration>
    <meta:document-statistic meta:table-count="0" meta:image-count="1" meta:object-count="0" meta:page-count="1" meta:paragraph-count="21" meta:word-count="116" meta:character-count="1024"/>
  </office:meta>
</office:document-meta>
</file>